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Open Sans" svg:font-family="&quot;Ope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C0C0C0" fo:border-bottom="none" fo:border-left="none" fo:border-right="none" style:vertical-align="top" fo:wrap-option="wrap" fo:background-color="#FFFFFF"/>
      <style:text-properties fo:color="#333333" style:font-name="Open Sans" style:font-name-asian="Open Sans" style:font-name-complex="Open Sans"/>
    </style:style>
    <style:style style:name="ce3" style:family="table-cell" style:parent-style-name="Default" style:data-style-name="N14">
      <style:table-cell-properties fo:border-top="2pt solid #C0C0C0" fo:border-bottom="none" fo:border-left="none" fo:border-right="thick solid #C0C0C0" style:vertical-align="top" fo:wrap-option="wrap" fo:background-color="#FFFFFF"/>
      <style:text-properties fo:color="#333333" style:font-name="Open Sans" style:font-name-asian="Open Sans" style:font-name-complex="Open Sans"/>
    </style:style>
    <style:style style:name="ce4" style:family="table-cell" style:parent-style-name="Default" style:data-style-name="N0">
      <style:table-cell-properties fo:border-top="2pt solid #C0C0C0" fo:border-bottom="none" fo:border-left="none" fo:border-right="none" style:vertical-align="top" fo:wrap-option="wrap"/>
      <style:text-properties fo:color="#000000" style:font-name="Open Sans" style:font-name-asian="Open Sans" style:font-name-complex="Open Sans"/>
    </style:style>
    <style:style style:name="ce5" style:family="table-cell" style:parent-style-name="Default" style:data-style-name="N14">
      <style:table-cell-properties fo:border-top="2pt solid #C0C0C0" fo:border-bottom="none" fo:border-left="none" fo:border-right="thick solid #C0C0C0" style:vertical-align="top" fo:wrap-option="wrap"/>
      <style:text-properties fo:color="#000000" style:font-name="Open Sans" style:font-name-asian="Open Sans" style:font-name-complex="Open Sans"/>
    </style:style>
    <style:style style:name="ce6" style:family="table-cell" style:parent-style-name="Default" style:data-style-name="N0">
      <style:text-properties fo:color="#000000" fo:font-weight="bold" style:font-weight-asian="bold" style:font-weight-complex="bold"/>
    </style:style>
    <style:style style:name="co1" style:family="table-column">
      <style:table-column-properties fo:break-before="auto" style:column-width="0.978958333333333cm"/>
    </style:style>
    <style:style style:name="co2" style:family="table-column">
      <style:table-column-properties fo:break-before="auto" style:column-width="10.4775cm"/>
    </style:style>
    <style:style style:name="co3" style:family="table-column">
      <style:table-column-properties fo:break-before="auto" style:column-width="1.666875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1.53458333333333cm"/>
    </style:style>
    <style:style style:name="co6" style:family="table-column">
      <style:table-column-properties fo:break-before="auto" style:column-width="1.931458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votes-per-distric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6">
            <text:p>Num</text:p>
          </table:table-cell>
          <table:table-cell office:value-type="string" table:style-name="ce6">
            <text:p>Partija</text:p>
          </table:table-cell>
          <table:table-cell office:value-type="string" table:style-name="ce6">
            <text:p>Zimes</text:p>
          </table:table-cell>
          <table:table-cell office:value-type="string" table:style-name="ce6">
            <text:p>Procenti<text:s/></text:p>
          </table:table-cell>
          <table:table-cell office:value-type="string" table:style-name="ce6">
            <text:p>Grozitas</text:p>
          </table:table-cell>
          <table:table-cell office:value-type="string" table:style-name="ce6">
            <text:p>Negrozitas</text:p>
          </table:table-cell>
          <table:table-cell office:value-type="string" table:style-name="ce6">
            <text:p>Apgabals</text:p>
          </table:table-cell>
          <table:table-cell table:number-columns-repeated="16377" table:style-name="ce6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1">
            <text:p>Latvijas attīstībai</text:p>
          </table:table-cell>
          <table:table-cell office:value-type="float" office:value="2086" table:style-name="ce4">
            <text:p>2086</text:p>
          </table:table-cell>
          <table:table-cell office:value-type="percentage" office:value="6.8999999999999999E-3" table:style-name="ce5">
            <text:p>0.69%</text:p>
          </table:table-cell>
          <table:table-cell office:value-type="float" office:value="1147" table:style-name="ce4">
            <text:p>1147</text:p>
          </table:table-cell>
          <table:table-cell office:value-type="float" office:value="939" table:style-name="ce4">
            <text:p>939</text:p>
          </table:table-cell>
          <table:table-cell office:value-type="string" table:style-name="ce1">
            <text:p>Riga</text:p>
          </table:table-cell>
          <table:table-cell table:number-columns-repeated="16377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string" table:style-name="ce1">
            <text:p>SUVERENITĀTE</text:p>
          </table:table-cell>
          <table:table-cell office:value-type="float" office:value="275" table:style-name="ce4">
            <text:p>275</text:p>
          </table:table-cell>
          <table:table-cell office:value-type="percentage" office:value="8.9999999999999998E-4" table:style-name="ce5">
            <text:p>0.09%</text:p>
          </table:table-cell>
          <table:table-cell office:value-type="float" office:value="185" table:style-name="ce4">
            <text:p>185</text:p>
          </table:table-cell>
          <table:table-cell office:value-type="float" office:value="90" table:style-name="ce4">
            <text:p>90</text:p>
          </table:table-cell>
          <table:table-cell office:value-type="string" table:style-name="ce1">
            <text:p>Riga</text:p>
          </table:table-cell>
          <table:table-cell table:number-columns-repeated="16377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1">
            <text:p>Partija Brīvība. Brīvs no bailēm, naida un dusmām</text:p>
          </table:table-cell>
          <table:table-cell office:value-type="float" office:value="394" table:style-name="ce4">
            <text:p>394</text:p>
          </table:table-cell>
          <table:table-cell office:value-type="percentage" office:value="1.2999999999999999E-3" table:style-name="ce5">
            <text:p>0.13%</text:p>
          </table:table-cell>
          <table:table-cell office:value-type="float" office:value="164" table:style-name="ce4">
            <text:p>164</text:p>
          </table:table-cell>
          <table:table-cell office:value-type="float" office:value="230" table:style-name="ce4">
            <text:p>230</text:p>
          </table:table-cell>
          <table:table-cell office:value-type="string" table:style-name="ce1">
            <text:p>Riga</text:p>
          </table:table-cell>
          <table:table-cell table:number-columns-repeated="16377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string" table:style-name="ce1">
            <text:p>Partija VIENOTĪBA</text:p>
          </table:table-cell>
          <table:table-cell office:value-type="float" office:value="62888" table:style-name="ce4">
            <text:p>62888</text:p>
          </table:table-cell>
          <table:table-cell office:value-type="percentage" office:value="0.20749999999999999" table:style-name="ce5">
            <text:p>20.75%</text:p>
          </table:table-cell>
          <table:table-cell office:value-type="float" office:value="44606" table:style-name="ce4">
            <text:p>44606</text:p>
          </table:table-cell>
          <table:table-cell office:value-type="float" office:value="18282" table:style-name="ce4">
            <text:p>18282</text:p>
          </table:table-cell>
          <table:table-cell office:value-type="string" table:style-name="ce1">
            <text:p>Riga</text:p>
          </table:table-cell>
          <table:table-cell table:number-columns-repeated="16377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string" table:style-name="ce1">
            <text:p>POLITISKĀ PARTIJA IZAUGSME</text:p>
          </table:table-cell>
          <table:table-cell office:value-type="float" office:value="363" table:style-name="ce4">
            <text:p>363</text:p>
          </table:table-cell>
          <table:table-cell office:value-type="percentage" office:value="1.1999999999999999E-3" table:style-name="ce5">
            <text:p>0.12%</text:p>
          </table:table-cell>
          <table:table-cell office:value-type="float" office:value="188" table:style-name="ce4">
            <text:p>188</text:p>
          </table:table-cell>
          <table:table-cell office:value-type="float" office:value="175" table:style-name="ce4">
            <text:p>175</text:p>
          </table:table-cell>
          <table:table-cell office:value-type="string" table:style-name="ce1">
            <text:p>Riga</text:p>
          </table:table-cell>
          <table:table-cell table:number-columns-repeated="16377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string" table:style-name="ce1">
            <text:p>Partija Vienoti Latvijai</text:p>
          </table:table-cell>
          <table:table-cell office:value-type="float" office:value="3550" table:style-name="ce4">
            <text:p>3550</text:p>
          </table:table-cell>
          <table:table-cell office:value-type="percentage" office:value="1.17E-2" table:style-name="ce5">
            <text:p>1.17%</text:p>
          </table:table-cell>
          <table:table-cell office:value-type="float" office:value="2815" table:style-name="ce4">
            <text:p>2815</text:p>
          </table:table-cell>
          <table:table-cell office:value-type="float" office:value="735" table:style-name="ce4">
            <text:p>735</text:p>
          </table:table-cell>
          <table:table-cell office:value-type="string" table:style-name="ce1">
            <text:p>Riga</text:p>
          </table:table-cell>
          <table:table-cell table:number-columns-repeated="16377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string" table:style-name="ce1">
            <text:p>Nacionālā apvienība Visu Latvijai!-Tēvzemei un Brīvībai/LNNK</text:p>
          </table:table-cell>
          <table:table-cell office:value-type="float" office:value="47842" table:style-name="ce4">
            <text:p>47842</text:p>
          </table:table-cell>
          <table:table-cell office:value-type="percentage" office:value="0.1578" table:style-name="ce5">
            <text:p>15.78%</text:p>
          </table:table-cell>
          <table:table-cell office:value-type="float" office:value="28762" table:style-name="ce4">
            <text:p>28762</text:p>
          </table:table-cell>
          <table:table-cell office:value-type="float" office:value="19080" table:style-name="ce4">
            <text:p>19080</text:p>
          </table:table-cell>
          <table:table-cell office:value-type="string" table:style-name="ce1">
            <text:p>Riga</text:p>
          </table:table-cell>
          <table:table-cell table:number-columns-repeated="16377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string" table:style-name="ce1">
            <text:p>Latvijas Reģionu Apvienība</text:p>
          </table:table-cell>
          <table:table-cell office:value-type="float" office:value="22766" table:style-name="ce4">
            <text:p>22766</text:p>
          </table:table-cell>
          <table:table-cell office:value-type="percentage" office:value="7.51E-2" table:style-name="ce5">
            <text:p>7.51%</text:p>
          </table:table-cell>
          <table:table-cell office:value-type="float" office:value="19825" table:style-name="ce4">
            <text:p>19825</text:p>
          </table:table-cell>
          <table:table-cell office:value-type="float" office:value="2941" table:style-name="ce4">
            <text:p>2941</text:p>
          </table:table-cell>
          <table:table-cell office:value-type="string" table:style-name="ce1">
            <text:p>Riga</text:p>
          </table:table-cell>
          <table:table-cell table:number-columns-repeated="16377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string" table:style-name="ce1">
            <text:p>Jaunā konservatīvā partija</text:p>
          </table:table-cell>
          <table:table-cell office:value-type="float" office:value="2321" table:style-name="ce4">
            <text:p>2321</text:p>
          </table:table-cell>
          <table:table-cell office:value-type="percentage" office:value="7.7000000000000002E-3" table:style-name="ce5">
            <text:p>0.77%</text:p>
          </table:table-cell>
          <table:table-cell office:value-type="float" office:value="1770" table:style-name="ce4">
            <text:p>1770</text:p>
          </table:table-cell>
          <table:table-cell office:value-type="float" office:value="551" table:style-name="ce4">
            <text:p>551</text:p>
          </table:table-cell>
          <table:table-cell office:value-type="string" table:style-name="ce1">
            <text:p>Riga</text:p>
          </table:table-cell>
          <table:table-cell table:number-columns-repeated="16377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string" table:style-name="ce1">
            <text:p>Latvijas Krievu savienība</text:p>
          </table:table-cell>
          <table:table-cell office:value-type="float" office:value="5096" table:style-name="ce4">
            <text:p>5096</text:p>
          </table:table-cell>
          <table:table-cell office:value-type="percentage" office:value="1.6799999999999999E-2" table:style-name="ce5">
            <text:p>1.68%</text:p>
          </table:table-cell>
          <table:table-cell office:value-type="float" office:value="3364" table:style-name="ce4">
            <text:p>3364</text:p>
          </table:table-cell>
          <table:table-cell office:value-type="float" office:value="1732" table:style-name="ce4">
            <text:p>1732</text:p>
          </table:table-cell>
          <table:table-cell office:value-type="string" table:style-name="ce1">
            <text:p>Riga</text:p>
          </table:table-cell>
          <table:table-cell table:number-columns-repeated="16377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string" table:style-name="ce1">
            <text:p>Saskaņa sociāldemokrātiskā partija</text:p>
          </table:table-cell>
          <table:table-cell office:value-type="float" office:value="111324" table:style-name="ce4">
            <text:p>111324</text:p>
          </table:table-cell>
          <table:table-cell office:value-type="percentage" office:value="0.36730000000000002" table:style-name="ce5">
            <text:p>36.73%</text:p>
          </table:table-cell>
          <table:table-cell office:value-type="float" office:value="67103" table:style-name="ce4">
            <text:p>67103</text:p>
          </table:table-cell>
          <table:table-cell office:value-type="float" office:value="44221" table:style-name="ce4">
            <text:p>44221</text:p>
          </table:table-cell>
          <table:table-cell office:value-type="string" table:style-name="ce1">
            <text:p>Riga</text:p>
          </table:table-cell>
          <table:table-cell table:number-columns-repeated="16377"/>
        </table:table-row>
        <table:table-row table:style-name="ro2">
          <table:table-cell office:value-type="float" office:value="12" table:style-name="ce4">
            <text:p>12</text:p>
          </table:table-cell>
          <table:table-cell office:value-type="string" table:style-name="ce1">
            <text:p>Zaļo un Zemnieku savienība</text:p>
          </table:table-cell>
          <table:table-cell office:value-type="float" office:value="25568" table:style-name="ce4">
            <text:p>25568</text:p>
          </table:table-cell>
          <table:table-cell office:value-type="percentage" office:value="8.4400000000000003E-2" table:style-name="ce5">
            <text:p>8.44%</text:p>
          </table:table-cell>
          <table:table-cell office:value-type="float" office:value="12974" table:style-name="ce4">
            <text:p>12974</text:p>
          </table:table-cell>
          <table:table-cell office:value-type="float" office:value="12594" table:style-name="ce4">
            <text:p>12594</text:p>
          </table:table-cell>
          <table:table-cell office:value-type="string" table:style-name="ce1">
            <text:p>Riga</text:p>
          </table:table-cell>
          <table:table-cell table:number-columns-repeated="16377"/>
        </table:table-row>
        <table:table-row table:style-name="ro2">
          <table:table-cell office:value-type="float" office:value="13" table:style-name="ce4">
            <text:p>13</text:p>
          </table:table-cell>
          <table:table-cell office:value-type="string" table:style-name="ce1">
            <text:p>No sirds Latvijai</text:p>
          </table:table-cell>
          <table:table-cell office:value-type="float" office:value="17159" table:style-name="ce4">
            <text:p>17159</text:p>
          </table:table-cell>
          <table:table-cell office:value-type="percentage" office:value="5.6599999999999998E-2" table:style-name="ce5">
            <text:p>5.66%</text:p>
          </table:table-cell>
          <table:table-cell office:value-type="float" office:value="13171" table:style-name="ce4">
            <text:p>13171</text:p>
          </table:table-cell>
          <table:table-cell office:value-type="float" office:value="3988" table:style-name="ce4">
            <text:p>3988</text:p>
          </table:table-cell>
          <table:table-cell office:value-type="string" table:style-name="ce1">
            <text:p>Riga</text:p>
          </table:table-cell>
          <table:table-cell table:number-columns-repeated="16377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1">
            <text:p>Latvijas attīstībai</text:p>
          </table:table-cell>
          <table:table-cell office:value-type="float" office:value="3104" table:style-name="ce2">
            <text:p>3104</text:p>
          </table:table-cell>
          <table:table-cell office:value-type="percentage" office:value="1.23E-2" table:style-name="ce3">
            <text:p>1.23%</text:p>
          </table:table-cell>
          <table:table-cell office:value-type="float" office:value="2159" table:style-name="ce2">
            <text:p>2159</text:p>
          </table:table-cell>
          <table:table-cell office:value-type="float" office:value="945" table:style-name="ce2">
            <text:p>945</text:p>
          </table:table-cell>
          <table:table-cell office:value-type="string" table:style-name="ce1">
            <text:p>Vidzeme</text:p>
          </table:table-cell>
          <table:table-cell table:number-columns-repeated="16377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1">
            <text:p>SUVERENITĀTE</text:p>
          </table:table-cell>
          <table:table-cell office:value-type="float" office:value="260" table:style-name="ce2">
            <text:p>260</text:p>
          </table:table-cell>
          <table:table-cell office:value-type="percentage" office:value="1E-3" table:style-name="ce3">
            <text:p>0.10%</text:p>
          </table:table-cell>
          <table:table-cell office:value-type="float" office:value="123" table:style-name="ce2">
            <text:p>123</text:p>
          </table:table-cell>
          <table:table-cell office:value-type="float" office:value="137" table:style-name="ce2">
            <text:p>137</text:p>
          </table:table-cell>
          <table:table-cell office:value-type="string" table:style-name="ce1">
            <text:p>Vidzeme</text:p>
          </table:table-cell>
          <table:table-cell table:number-columns-repeated="16377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1">
            <text:p>Partija Brīvība. Brīvs no bailēm, naida un dusmām</text:p>
          </table:table-cell>
          <table:table-cell office:value-type="float" office:value="567" table:style-name="ce2">
            <text:p>567</text:p>
          </table:table-cell>
          <table:table-cell office:value-type="percentage" office:value="2.2000000000000001E-3" table:style-name="ce3">
            <text:p>0.22%</text:p>
          </table:table-cell>
          <table:table-cell office:value-type="float" office:value="222" table:style-name="ce2">
            <text:p>222</text:p>
          </table:table-cell>
          <table:table-cell office:value-type="float" office:value="345" table:style-name="ce2">
            <text:p>345</text:p>
          </table:table-cell>
          <table:table-cell office:value-type="string" table:style-name="ce1">
            <text:p>Vidzeme</text:p>
          </table:table-cell>
          <table:table-cell table:number-columns-repeated="16377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1">
            <text:p>Partija VIENOTĪBA</text:p>
          </table:table-cell>
          <table:table-cell office:value-type="float" office:value="65359" table:style-name="ce2">
            <text:p>65359</text:p>
          </table:table-cell>
          <table:table-cell office:value-type="percentage" office:value="0.25850000000000001" table:style-name="ce3">
            <text:p>25.85%</text:p>
          </table:table-cell>
          <table:table-cell office:value-type="float" office:value="44393" table:style-name="ce2">
            <text:p>44393</text:p>
          </table:table-cell>
          <table:table-cell office:value-type="float" office:value="20966" table:style-name="ce2">
            <text:p>20966</text:p>
          </table:table-cell>
          <table:table-cell office:value-type="string" table:style-name="ce1">
            <text:p>Vidzeme</text:p>
          </table:table-cell>
          <table:table-cell table:number-columns-repeated="16377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1">
            <text:p>POLITISKĀ PARTIJA IZAUGSME</text:p>
          </table:table-cell>
          <table:table-cell office:value-type="float" office:value="693" table:style-name="ce2">
            <text:p>693</text:p>
          </table:table-cell>
          <table:table-cell office:value-type="percentage" office:value="2.7000000000000001E-3" table:style-name="ce3">
            <text:p>0.27%</text:p>
          </table:table-cell>
          <table:table-cell office:value-type="float" office:value="502" table:style-name="ce2">
            <text:p>502</text:p>
          </table:table-cell>
          <table:table-cell office:value-type="float" office:value="191" table:style-name="ce2">
            <text:p>191</text:p>
          </table:table-cell>
          <table:table-cell office:value-type="string" table:style-name="ce1">
            <text:p>Vidzeme</text:p>
          </table:table-cell>
          <table:table-cell table:number-columns-repeated="16377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1">
            <text:p>Partija Vienoti Latvijai</text:p>
          </table:table-cell>
          <table:table-cell office:value-type="float" office:value="2962" table:style-name="ce2">
            <text:p>2962</text:p>
          </table:table-cell>
          <table:table-cell office:value-type="percentage" office:value="1.17E-2" table:style-name="ce3">
            <text:p>1.17%</text:p>
          </table:table-cell>
          <table:table-cell office:value-type="float" office:value="2006" table:style-name="ce2">
            <text:p>2006</text:p>
          </table:table-cell>
          <table:table-cell office:value-type="float" office:value="956" table:style-name="ce2">
            <text:p>956</text:p>
          </table:table-cell>
          <table:table-cell office:value-type="string" table:style-name="ce1">
            <text:p>Vidzeme</text:p>
          </table:table-cell>
          <table:table-cell table:number-columns-repeated="16377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1">
            <text:p>Nacionālā apvienība Visu Latvijai!-Tēvzemei un Brīvībai/LNNK</text:p>
          </table:table-cell>
          <table:table-cell office:value-type="float" office:value="51261" table:style-name="ce2">
            <text:p>51261</text:p>
          </table:table-cell>
          <table:table-cell office:value-type="percentage" office:value="0.20280000000000001" table:style-name="ce3">
            <text:p>20.28%</text:p>
          </table:table-cell>
          <table:table-cell office:value-type="float" office:value="33949" table:style-name="ce2">
            <text:p>33949</text:p>
          </table:table-cell>
          <table:table-cell office:value-type="float" office:value="17312" table:style-name="ce2">
            <text:p>17312</text:p>
          </table:table-cell>
          <table:table-cell office:value-type="string" table:style-name="ce1">
            <text:p>Vidzeme</text:p>
          </table:table-cell>
          <table:table-cell table:number-columns-repeated="16377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1">
            <text:p>Latvijas Reģionu Apvienība</text:p>
          </table:table-cell>
          <table:table-cell office:value-type="float" office:value="19069" table:style-name="ce2">
            <text:p>19069</text:p>
          </table:table-cell>
          <table:table-cell office:value-type="percentage" office:value="7.5399999999999995E-2" table:style-name="ce3">
            <text:p>7.54%</text:p>
          </table:table-cell>
          <table:table-cell office:value-type="float" office:value="13469" table:style-name="ce2">
            <text:p>13469</text:p>
          </table:table-cell>
          <table:table-cell office:value-type="float" office:value="5600" table:style-name="ce2">
            <text:p>5600</text:p>
          </table:table-cell>
          <table:table-cell office:value-type="string" table:style-name="ce1">
            <text:p>Vidzeme</text:p>
          </table:table-cell>
          <table:table-cell table:number-columns-repeated="16377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1">
            <text:p>Jaunā konservatīvā partija</text:p>
          </table:table-cell>
          <table:table-cell office:value-type="float" office:value="1680" table:style-name="ce2">
            <text:p>1680</text:p>
          </table:table-cell>
          <table:table-cell office:value-type="percentage" office:value="6.6E-3" table:style-name="ce3">
            <text:p>0.66%</text:p>
          </table:table-cell>
          <table:table-cell office:value-type="float" office:value="957" table:style-name="ce2">
            <text:p>957</text:p>
          </table:table-cell>
          <table:table-cell office:value-type="float" office:value="723" table:style-name="ce2">
            <text:p>723</text:p>
          </table:table-cell>
          <table:table-cell office:value-type="string" table:style-name="ce1">
            <text:p>Vidzeme</text:p>
          </table:table-cell>
          <table:table-cell table:number-columns-repeated="16377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1">
            <text:p>Latvijas Krievu savienība</text:p>
          </table:table-cell>
          <table:table-cell office:value-type="float" office:value="1791" table:style-name="ce2">
            <text:p>1791</text:p>
          </table:table-cell>
          <table:table-cell office:value-type="percentage" office:value="7.1000000000000004E-3" table:style-name="ce3">
            <text:p>0.71%</text:p>
          </table:table-cell>
          <table:table-cell office:value-type="float" office:value="972" table:style-name="ce2">
            <text:p>972</text:p>
          </table:table-cell>
          <table:table-cell office:value-type="float" office:value="819" table:style-name="ce2">
            <text:p>819</text:p>
          </table:table-cell>
          <table:table-cell office:value-type="string" table:style-name="ce1">
            <text:p>Vidzeme</text:p>
          </table:table-cell>
          <table:table-cell table:number-columns-repeated="16377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string" table:style-name="ce1">
            <text:p>Saskaņa sociāldemokrātiskā partija</text:p>
          </table:table-cell>
          <table:table-cell office:value-type="float" office:value="31413" table:style-name="ce2">
            <text:p>31413</text:p>
          </table:table-cell>
          <table:table-cell office:value-type="percentage" office:value="0.12429999999999999" table:style-name="ce3">
            <text:p>12.43%</text:p>
          </table:table-cell>
          <table:table-cell office:value-type="float" office:value="17351" table:style-name="ce2">
            <text:p>17351</text:p>
          </table:table-cell>
          <table:table-cell office:value-type="float" office:value="14062" table:style-name="ce2">
            <text:p>14062</text:p>
          </table:table-cell>
          <table:table-cell office:value-type="string" table:style-name="ce1">
            <text:p>Vidzeme</text:p>
          </table:table-cell>
          <table:table-cell table:number-columns-repeated="16377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string" table:style-name="ce1">
            <text:p>Zaļo un Zemnieku savienība</text:p>
          </table:table-cell>
          <table:table-cell office:value-type="float" office:value="54699" table:style-name="ce2">
            <text:p>54699</text:p>
          </table:table-cell>
          <table:table-cell office:value-type="percentage" office:value="0.21640000000000001" table:style-name="ce3">
            <text:p>21.64%</text:p>
          </table:table-cell>
          <table:table-cell office:value-type="float" office:value="32563" table:style-name="ce2">
            <text:p>32563</text:p>
          </table:table-cell>
          <table:table-cell office:value-type="float" office:value="22136" table:style-name="ce2">
            <text:p>22136</text:p>
          </table:table-cell>
          <table:table-cell office:value-type="string" table:style-name="ce1">
            <text:p>Vidzeme</text:p>
          </table:table-cell>
          <table:table-cell table:number-columns-repeated="16377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1">
            <text:p>No sirds Latvijai</text:p>
          </table:table-cell>
          <table:table-cell office:value-type="float" office:value="18362" table:style-name="ce2">
            <text:p>18362</text:p>
          </table:table-cell>
          <table:table-cell office:value-type="percentage" office:value="7.2599999999999998E-2" table:style-name="ce3">
            <text:p>7.26%</text:p>
          </table:table-cell>
          <table:table-cell office:value-type="float" office:value="9346" table:style-name="ce2">
            <text:p>9346</text:p>
          </table:table-cell>
          <table:table-cell office:value-type="float" office:value="9016" table:style-name="ce2">
            <text:p>9016</text:p>
          </table:table-cell>
          <table:table-cell office:value-type="string" table:style-name="ce1">
            <text:p>Vidzeme</text:p>
          </table:table-cell>
          <table:table-cell table:number-columns-repeated="16377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1">
            <text:p>Latvijas attīstībai</text:p>
          </table:table-cell>
          <table:table-cell office:value-type="float" office:value="712" table:style-name="ce2">
            <text:p>712</text:p>
          </table:table-cell>
          <table:table-cell office:value-type="percentage" office:value="6.7000000000000002E-3" table:style-name="ce3">
            <text:p>0.67%</text:p>
          </table:table-cell>
          <table:table-cell office:value-type="float" office:value="388" table:style-name="ce2">
            <text:p>388</text:p>
          </table:table-cell>
          <table:table-cell office:value-type="float" office:value="324" table:style-name="ce2">
            <text:p>324</text:p>
          </table:table-cell>
          <table:table-cell office:value-type="string" table:style-name="ce1">
            <text:p>Latgale</text:p>
          </table:table-cell>
          <table:table-cell table:number-columns-repeated="16377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1">
            <text:p>SUVERENITĀTE</text:p>
          </table:table-cell>
          <table:table-cell office:value-type="float" office:value="206" table:style-name="ce2">
            <text:p>206</text:p>
          </table:table-cell>
          <table:table-cell office:value-type="percentage" office:value="1.9E-3" table:style-name="ce3">
            <text:p>0.19%</text:p>
          </table:table-cell>
          <table:table-cell office:value-type="float" office:value="141" table:style-name="ce2">
            <text:p>141</text:p>
          </table:table-cell>
          <table:table-cell office:value-type="float" office:value="65" table:style-name="ce2">
            <text:p>65</text:p>
          </table:table-cell>
          <table:table-cell office:value-type="string" table:style-name="ce1">
            <text:p>Latgale</text:p>
          </table:table-cell>
          <table:table-cell table:number-columns-repeated="16377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1">
            <text:p>Partija Brīvība. Brīvs no bailēm, naida un dusmām</text:p>
          </table:table-cell>
          <table:table-cell office:value-type="float" office:value="247" table:style-name="ce2">
            <text:p>247</text:p>
          </table:table-cell>
          <table:table-cell office:value-type="percentage" office:value="2.3E-3" table:style-name="ce3">
            <text:p>0.23%</text:p>
          </table:table-cell>
          <table:table-cell office:value-type="float" office:value="126" table:style-name="ce2">
            <text:p>126</text:p>
          </table:table-cell>
          <table:table-cell office:value-type="float" office:value="121" table:style-name="ce2">
            <text:p>121</text:p>
          </table:table-cell>
          <table:table-cell office:value-type="string" table:style-name="ce1">
            <text:p>Latgale</text:p>
          </table:table-cell>
          <table:table-cell table:number-columns-repeated="16377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1">
            <text:p>Partija VIENOTĪBA</text:p>
          </table:table-cell>
          <table:table-cell office:value-type="float" office:value="16187" table:style-name="ce2">
            <text:p>16187</text:p>
          </table:table-cell>
          <table:table-cell office:value-type="percentage" office:value="0.15279999999999999" table:style-name="ce3">
            <text:p>15.28%</text:p>
          </table:table-cell>
          <table:table-cell office:value-type="float" office:value="11963" table:style-name="ce2">
            <text:p>11963</text:p>
          </table:table-cell>
          <table:table-cell office:value-type="float" office:value="4224" table:style-name="ce2">
            <text:p>4224</text:p>
          </table:table-cell>
          <table:table-cell office:value-type="string" table:style-name="ce1">
            <text:p>Latgale</text:p>
          </table:table-cell>
          <table:table-cell table:number-columns-repeated="16377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1">
            <text:p>POLITISKĀ PARTIJA IZAUGSME</text:p>
          </table:table-cell>
          <table:table-cell office:value-type="float" office:value="104" table:style-name="ce2">
            <text:p>104</text:p>
          </table:table-cell>
          <table:table-cell office:value-type="percentage" office:value="1E-3" table:style-name="ce3">
            <text:p>0.10%</text:p>
          </table:table-cell>
          <table:table-cell office:value-type="float" office:value="53" table:style-name="ce2">
            <text:p>53</text:p>
          </table:table-cell>
          <table:table-cell office:value-type="float" office:value="51" table:style-name="ce2">
            <text:p>51</text:p>
          </table:table-cell>
          <table:table-cell office:value-type="string" table:style-name="ce1">
            <text:p>Latgale</text:p>
          </table:table-cell>
          <table:table-cell table:number-columns-repeated="16377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1">
            <text:p>Partija Vienoti Latvijai</text:p>
          </table:table-cell>
          <table:table-cell office:value-type="float" office:value="1709" table:style-name="ce2">
            <text:p>1709</text:p>
          </table:table-cell>
          <table:table-cell office:value-type="percentage" office:value="1.61E-2" table:style-name="ce3">
            <text:p>1.61%</text:p>
          </table:table-cell>
          <table:table-cell office:value-type="float" office:value="1265" table:style-name="ce2">
            <text:p>1265</text:p>
          </table:table-cell>
          <table:table-cell office:value-type="float" office:value="444" table:style-name="ce2">
            <text:p>444</text:p>
          </table:table-cell>
          <table:table-cell office:value-type="string" table:style-name="ce1">
            <text:p>Latgale</text:p>
          </table:table-cell>
          <table:table-cell table:number-columns-repeated="16377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1">
            <text:p>Nacionālā apvienība Visu Latvijai!-Tēvzemei un Brīvībai/LNNK</text:p>
          </table:table-cell>
          <table:table-cell office:value-type="float" office:value="5442" table:style-name="ce2">
            <text:p>5442</text:p>
          </table:table-cell>
          <table:table-cell office:value-type="percentage" office:value="5.1400000000000001E-2" table:style-name="ce3">
            <text:p>5.14%</text:p>
          </table:table-cell>
          <table:table-cell office:value-type="float" office:value="3047" table:style-name="ce2">
            <text:p>3047</text:p>
          </table:table-cell>
          <table:table-cell office:value-type="float" office:value="2395" table:style-name="ce2">
            <text:p>2395</text:p>
          </table:table-cell>
          <table:table-cell office:value-type="string" table:style-name="ce1">
            <text:p>Latgale</text:p>
          </table:table-cell>
          <table:table-cell table:number-columns-repeated="16377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1">
            <text:p>Latvijas Reģionu Apvienība</text:p>
          </table:table-cell>
          <table:table-cell office:value-type="float" office:value="4025" table:style-name="ce2">
            <text:p>4025</text:p>
          </table:table-cell>
          <table:table-cell office:value-type="percentage" office:value="3.7999999999999999E-2" table:style-name="ce3">
            <text:p>3.80%</text:p>
          </table:table-cell>
          <table:table-cell office:value-type="float" office:value="2951" table:style-name="ce2">
            <text:p>2951</text:p>
          </table:table-cell>
          <table:table-cell office:value-type="float" office:value="1074" table:style-name="ce2">
            <text:p>1074</text:p>
          </table:table-cell>
          <table:table-cell office:value-type="string" table:style-name="ce1">
            <text:p>Latgale</text:p>
          </table:table-cell>
          <table:table-cell table:number-columns-repeated="16377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1">
            <text:p>Jaunā konservatīvā partija</text:p>
          </table:table-cell>
          <table:table-cell office:value-type="float" office:value="650" table:style-name="ce2">
            <text:p>650</text:p>
          </table:table-cell>
          <table:table-cell office:value-type="percentage" office:value="6.1000000000000004E-3" table:style-name="ce3">
            <text:p>0.61%</text:p>
          </table:table-cell>
          <table:table-cell office:value-type="float" office:value="408" table:style-name="ce2">
            <text:p>408</text:p>
          </table:table-cell>
          <table:table-cell office:value-type="float" office:value="242" table:style-name="ce2">
            <text:p>242</text:p>
          </table:table-cell>
          <table:table-cell office:value-type="string" table:style-name="ce1">
            <text:p>Latgale</text:p>
          </table:table-cell>
          <table:table-cell table:number-columns-repeated="16377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1">
            <text:p>Latvijas Krievu savienība</text:p>
          </table:table-cell>
          <table:table-cell office:value-type="float" office:value="4970" table:style-name="ce2">
            <text:p>4970</text:p>
          </table:table-cell>
          <table:table-cell office:value-type="percentage" office:value="4.6899999999999997E-2" table:style-name="ce3">
            <text:p>4.69%</text:p>
          </table:table-cell>
          <table:table-cell office:value-type="float" office:value="2950" table:style-name="ce2">
            <text:p>2950</text:p>
          </table:table-cell>
          <table:table-cell office:value-type="float" office:value="2020" table:style-name="ce2">
            <text:p>2020</text:p>
          </table:table-cell>
          <table:table-cell office:value-type="string" table:style-name="ce1">
            <text:p>Latgale</text:p>
          </table:table-cell>
          <table:table-cell table:number-columns-repeated="16377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string" table:style-name="ce1">
            <text:p>Saskaņa sociāldemokrātiskā partija</text:p>
          </table:table-cell>
          <table:table-cell office:value-type="float" office:value="41884" table:style-name="ce2">
            <text:p>41884</text:p>
          </table:table-cell>
          <table:table-cell office:value-type="percentage" office:value="0.39539999999999997" table:style-name="ce3">
            <text:p>39.54%</text:p>
          </table:table-cell>
          <table:table-cell office:value-type="float" office:value="26128" table:style-name="ce2">
            <text:p>26128</text:p>
          </table:table-cell>
          <table:table-cell office:value-type="float" office:value="15756" table:style-name="ce2">
            <text:p>15756</text:p>
          </table:table-cell>
          <table:table-cell office:value-type="string" table:style-name="ce1">
            <text:p>Latgale</text:p>
          </table:table-cell>
          <table:table-cell table:number-columns-repeated="16377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string" table:style-name="ce1">
            <text:p>Zaļo un Zemnieku savienība</text:p>
          </table:table-cell>
          <table:table-cell office:value-type="float" office:value="19714" table:style-name="ce2">
            <text:p>19714</text:p>
          </table:table-cell>
          <table:table-cell office:value-type="percentage" office:value="0.18609999999999999" table:style-name="ce3">
            <text:p>18.61%</text:p>
          </table:table-cell>
          <table:table-cell office:value-type="float" office:value="14735" table:style-name="ce2">
            <text:p>14735</text:p>
          </table:table-cell>
          <table:table-cell office:value-type="float" office:value="4979" table:style-name="ce2">
            <text:p>4979</text:p>
          </table:table-cell>
          <table:table-cell office:value-type="string" table:style-name="ce1">
            <text:p>Latgale</text:p>
          </table:table-cell>
          <table:table-cell table:number-columns-repeated="16377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1">
            <text:p>No sirds Latvijai</text:p>
          </table:table-cell>
          <table:table-cell office:value-type="float" office:value="9070" table:style-name="ce2">
            <text:p>9070</text:p>
          </table:table-cell>
          <table:table-cell office:value-type="percentage" office:value="8.5599999999999996E-2" table:style-name="ce3">
            <text:p>8.56%</text:p>
          </table:table-cell>
          <table:table-cell office:value-type="float" office:value="4431" table:style-name="ce2">
            <text:p>4431</text:p>
          </table:table-cell>
          <table:table-cell office:value-type="float" office:value="4639" table:style-name="ce2">
            <text:p>4639</text:p>
          </table:table-cell>
          <table:table-cell office:value-type="string" table:style-name="ce1">
            <text:p>Latgale</text:p>
          </table:table-cell>
          <table:table-cell table:number-columns-repeated="16377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1">
            <text:p>Latvijas attīstībai</text:p>
          </table:table-cell>
          <table:table-cell office:value-type="float" office:value="796" table:style-name="ce2">
            <text:p>796</text:p>
          </table:table-cell>
          <table:table-cell office:value-type="percentage" office:value="6.8999999999999999E-3" table:style-name="ce3">
            <text:p>0.69%</text:p>
          </table:table-cell>
          <table:table-cell office:value-type="float" office:value="350" table:style-name="ce2">
            <text:p>350</text:p>
          </table:table-cell>
          <table:table-cell office:value-type="float" office:value="446" table:style-name="ce2">
            <text:p>446</text:p>
          </table:table-cell>
          <table:table-cell office:value-type="string" table:style-name="ce1">
            <text:p>Kurzeme</text:p>
          </table:table-cell>
          <table:table-cell table:number-columns-repeated="16377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1">
            <text:p>SUVERENITĀTE</text:p>
          </table:table-cell>
          <table:table-cell office:value-type="float" office:value="111" table:style-name="ce2">
            <text:p>111</text:p>
          </table:table-cell>
          <table:table-cell office:value-type="percentage" office:value="1E-3" table:style-name="ce3">
            <text:p>0.10%</text:p>
          </table:table-cell>
          <table:table-cell office:value-type="float" office:value="57" table:style-name="ce2">
            <text:p>57</text:p>
          </table:table-cell>
          <table:table-cell office:value-type="float" office:value="54" table:style-name="ce2">
            <text:p>54</text:p>
          </table:table-cell>
          <table:table-cell office:value-type="string" table:style-name="ce1">
            <text:p>Kurzeme</text:p>
          </table:table-cell>
          <table:table-cell table:number-columns-repeated="16377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1">
            <text:p>Partija Brīvība. Brīvs no bailēm, naida un dusmām</text:p>
          </table:table-cell>
          <table:table-cell office:value-type="float" office:value="308" table:style-name="ce2">
            <text:p>308</text:p>
          </table:table-cell>
          <table:table-cell office:value-type="percentage" office:value="2.7000000000000001E-3" table:style-name="ce3">
            <text:p>0.27%</text:p>
          </table:table-cell>
          <table:table-cell office:value-type="float" office:value="125" table:style-name="ce2">
            <text:p>125</text:p>
          </table:table-cell>
          <table:table-cell office:value-type="float" office:value="183" table:style-name="ce2">
            <text:p>183</text:p>
          </table:table-cell>
          <table:table-cell office:value-type="string" table:style-name="ce1">
            <text:p>Kurzeme</text:p>
          </table:table-cell>
          <table:table-cell table:number-columns-repeated="16377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1">
            <text:p>Partija VIENOTĪBA</text:p>
          </table:table-cell>
          <table:table-cell office:value-type="float" office:value="23034" table:style-name="ce2">
            <text:p>23034</text:p>
          </table:table-cell>
          <table:table-cell office:value-type="percentage" office:value="0.19850000000000001" table:style-name="ce3">
            <text:p>19.85%</text:p>
          </table:table-cell>
          <table:table-cell office:value-type="float" office:value="15149" table:style-name="ce2">
            <text:p>15149</text:p>
          </table:table-cell>
          <table:table-cell office:value-type="float" office:value="7885" table:style-name="ce2">
            <text:p>7885</text:p>
          </table:table-cell>
          <table:table-cell office:value-type="string" table:style-name="ce1">
            <text:p>Kurzeme</text:p>
          </table:table-cell>
          <table:table-cell table:number-columns-repeated="16377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1">
            <text:p>POLITISKĀ PARTIJA IZAUGSME</text:p>
          </table:table-cell>
          <table:table-cell office:value-type="float" office:value="121" table:style-name="ce2">
            <text:p>121</text:p>
          </table:table-cell>
          <table:table-cell office:value-type="percentage" office:value="1E-3" table:style-name="ce3">
            <text:p>0.10%</text:p>
          </table:table-cell>
          <table:table-cell office:value-type="float" office:value="53" table:style-name="ce2">
            <text:p>53</text:p>
          </table:table-cell>
          <table:table-cell office:value-type="float" office:value="68" table:style-name="ce2">
            <text:p>68</text:p>
          </table:table-cell>
          <table:table-cell office:value-type="string" table:style-name="ce1">
            <text:p>Kurzeme</text:p>
          </table:table-cell>
          <table:table-cell table:number-columns-repeated="16377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1">
            <text:p>Partija Vienoti Latvijai</text:p>
          </table:table-cell>
          <table:table-cell office:value-type="float" office:value="980" table:style-name="ce2">
            <text:p>980</text:p>
          </table:table-cell>
          <table:table-cell office:value-type="percentage" office:value="8.3999999999999995E-3" table:style-name="ce3">
            <text:p>0.84%</text:p>
          </table:table-cell>
          <table:table-cell office:value-type="float" office:value="490" table:style-name="ce2">
            <text:p>490</text:p>
          </table:table-cell>
          <table:table-cell office:value-type="float" office:value="490" table:style-name="ce2">
            <text:p>490</text:p>
          </table:table-cell>
          <table:table-cell office:value-type="string" table:style-name="ce1">
            <text:p>Kurzeme</text:p>
          </table:table-cell>
          <table:table-cell table:number-columns-repeated="16377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1">
            <text:p>Nacionālā apvienība Visu Latvijai!-Tēvzemei un Brīvībai/LNNK</text:p>
          </table:table-cell>
          <table:table-cell office:value-type="float" office:value="21239" table:style-name="ce2">
            <text:p>21239</text:p>
          </table:table-cell>
          <table:table-cell office:value-type="percentage" office:value="0.18310000000000001" table:style-name="ce3">
            <text:p>18.31%</text:p>
          </table:table-cell>
          <table:table-cell office:value-type="float" office:value="12275" table:style-name="ce2">
            <text:p>12275</text:p>
          </table:table-cell>
          <table:table-cell office:value-type="float" office:value="8964" table:style-name="ce2">
            <text:p>8964</text:p>
          </table:table-cell>
          <table:table-cell office:value-type="string" table:style-name="ce1">
            <text:p>Kurzeme</text:p>
          </table:table-cell>
          <table:table-cell table:number-columns-repeated="16377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1">
            <text:p>Latvijas Reģionu Apvienība</text:p>
          </table:table-cell>
          <table:table-cell office:value-type="float" office:value="6705" table:style-name="ce2">
            <text:p>6705</text:p>
          </table:table-cell>
          <table:table-cell office:value-type="percentage" office:value="5.7799999999999997E-2" table:style-name="ce3">
            <text:p>5.78%</text:p>
          </table:table-cell>
          <table:table-cell office:value-type="float" office:value="3602" table:style-name="ce2">
            <text:p>3602</text:p>
          </table:table-cell>
          <table:table-cell office:value-type="float" office:value="3103" table:style-name="ce2">
            <text:p>3103</text:p>
          </table:table-cell>
          <table:table-cell office:value-type="string" table:style-name="ce1">
            <text:p>Kurzeme</text:p>
          </table:table-cell>
          <table:table-cell table:number-columns-repeated="16377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1">
            <text:p>Jaunā konservatīvā partija</text:p>
          </table:table-cell>
          <table:table-cell office:value-type="float" office:value="736" table:style-name="ce2">
            <text:p>736</text:p>
          </table:table-cell>
          <table:table-cell office:value-type="percentage" office:value="6.3E-3" table:style-name="ce3">
            <text:p>0.63%</text:p>
          </table:table-cell>
          <table:table-cell office:value-type="float" office:value="405" table:style-name="ce2">
            <text:p>405</text:p>
          </table:table-cell>
          <table:table-cell office:value-type="float" office:value="331" table:style-name="ce2">
            <text:p>331</text:p>
          </table:table-cell>
          <table:table-cell office:value-type="string" table:style-name="ce1">
            <text:p>Kurzeme</text:p>
          </table:table-cell>
          <table:table-cell table:number-columns-repeated="16377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1">
            <text:p>Latvijas Krievu savienība</text:p>
          </table:table-cell>
          <table:table-cell office:value-type="float" office:value="575" table:style-name="ce2">
            <text:p>575</text:p>
          </table:table-cell>
          <table:table-cell office:value-type="percentage" office:value="5.0000000000000001E-3" table:style-name="ce3">
            <text:p>0.50%</text:p>
          </table:table-cell>
          <table:table-cell office:value-type="float" office:value="365" table:style-name="ce2">
            <text:p>365</text:p>
          </table:table-cell>
          <table:table-cell office:value-type="float" office:value="210" table:style-name="ce2">
            <text:p>210</text:p>
          </table:table-cell>
          <table:table-cell office:value-type="string" table:style-name="ce1">
            <text:p>Kurzeme</text:p>
          </table:table-cell>
          <table:table-cell table:number-columns-repeated="16377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string" table:style-name="ce1">
            <text:p>Saskaņa sociāldemokrātiskā partija</text:p>
          </table:table-cell>
          <table:table-cell office:value-type="float" office:value="10307" table:style-name="ce2">
            <text:p>10307</text:p>
          </table:table-cell>
          <table:table-cell office:value-type="percentage" office:value="8.8800000000000004E-2" table:style-name="ce3">
            <text:p>8.88%</text:p>
          </table:table-cell>
          <table:table-cell office:value-type="float" office:value="6754" table:style-name="ce2">
            <text:p>6754</text:p>
          </table:table-cell>
          <table:table-cell office:value-type="float" office:value="3553" table:style-name="ce2">
            <text:p>3553</text:p>
          </table:table-cell>
          <table:table-cell office:value-type="string" table:style-name="ce1">
            <text:p>Kurzeme</text:p>
          </table:table-cell>
          <table:table-cell table:number-columns-repeated="16377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string" table:style-name="ce1">
            <text:p>Zaļo un Zemnieku savienība</text:p>
          </table:table-cell>
          <table:table-cell office:value-type="float" office:value="41840" table:style-name="ce2">
            <text:p>41840</text:p>
          </table:table-cell>
          <table:table-cell office:value-type="percentage" office:value="0.36059999999999998" table:style-name="ce3">
            <text:p>36.06%</text:p>
          </table:table-cell>
          <table:table-cell office:value-type="float" office:value="23326" table:style-name="ce2">
            <text:p>23326</text:p>
          </table:table-cell>
          <table:table-cell office:value-type="float" office:value="18514" table:style-name="ce2">
            <text:p>18514</text:p>
          </table:table-cell>
          <table:table-cell office:value-type="string" table:style-name="ce1">
            <text:p>Kurzeme</text:p>
          </table:table-cell>
          <table:table-cell table:number-columns-repeated="16377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1">
            <text:p>No sirds Latvijai</text:p>
          </table:table-cell>
          <table:table-cell office:value-type="float" office:value="8369" table:style-name="ce2">
            <text:p>8369</text:p>
          </table:table-cell>
          <table:table-cell office:value-type="percentage" office:value="7.2099999999999997E-2" table:style-name="ce3">
            <text:p>7.21%</text:p>
          </table:table-cell>
          <table:table-cell office:value-type="float" office:value="2967" table:style-name="ce2">
            <text:p>2967</text:p>
          </table:table-cell>
          <table:table-cell office:value-type="float" office:value="5402" table:style-name="ce2">
            <text:p>5402</text:p>
          </table:table-cell>
          <table:table-cell office:value-type="string" table:style-name="ce1">
            <text:p>Kurzeme</text:p>
          </table:table-cell>
          <table:table-cell table:number-columns-repeated="16377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1">
            <text:p>Latvijas attīstībai</text:p>
          </table:table-cell>
          <table:table-cell office:value-type="float" office:value="1410" table:style-name="ce2">
            <text:p>1410</text:p>
          </table:table-cell>
          <table:table-cell office:value-type="percentage" office:value="1.11E-2" table:style-name="ce3">
            <text:p>1.11%</text:p>
          </table:table-cell>
          <table:table-cell office:value-type="float" office:value="742" table:style-name="ce2">
            <text:p>742</text:p>
          </table:table-cell>
          <table:table-cell office:value-type="float" office:value="668" table:style-name="ce2">
            <text:p>668</text:p>
          </table:table-cell>
          <table:table-cell office:value-type="string" table:style-name="ce1">
            <text:p>Zemgale</text:p>
          </table:table-cell>
          <table:table-cell table:number-columns-repeated="16377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1">
            <text:p>SUVERENITĀTE</text:p>
          </table:table-cell>
          <table:table-cell office:value-type="float" office:value="169" table:style-name="ce2">
            <text:p>169</text:p>
          </table:table-cell>
          <table:table-cell office:value-type="percentage" office:value="1.2999999999999999E-3" table:style-name="ce3">
            <text:p>0.13%</text:p>
          </table:table-cell>
          <table:table-cell office:value-type="float" office:value="89" table:style-name="ce2">
            <text:p>89</text:p>
          </table:table-cell>
          <table:table-cell office:value-type="float" office:value="80" table:style-name="ce2">
            <text:p>80</text:p>
          </table:table-cell>
          <table:table-cell office:value-type="string" table:style-name="ce1">
            <text:p>Zemgale</text:p>
          </table:table-cell>
          <table:table-cell table:number-columns-repeated="16377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1">
            <text:p>Partija Brīvība. Brīvs no bailēm, naida un dusmām</text:p>
          </table:table-cell>
          <table:table-cell office:value-type="float" office:value="207" table:style-name="ce2">
            <text:p>207</text:p>
          </table:table-cell>
          <table:table-cell office:value-type="percentage" office:value="1.6000000000000001E-3" table:style-name="ce3">
            <text:p>0.16%</text:p>
          </table:table-cell>
          <table:table-cell office:value-type="float" office:value="94" table:style-name="ce2">
            <text:p>94</text:p>
          </table:table-cell>
          <table:table-cell office:value-type="float" office:value="113" table:style-name="ce2">
            <text:p>113</text:p>
          </table:table-cell>
          <table:table-cell office:value-type="string" table:style-name="ce1">
            <text:p>Zemgale</text:p>
          </table:table-cell>
          <table:table-cell table:number-columns-repeated="16377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1">
            <text:p>Partija VIENOTĪBA</text:p>
          </table:table-cell>
          <table:table-cell office:value-type="float" office:value="29596" table:style-name="ce2">
            <text:p>29596</text:p>
          </table:table-cell>
          <table:table-cell office:value-type="percentage" office:value="0.2324" table:style-name="ce3">
            <text:p>23.24%</text:p>
          </table:table-cell>
          <table:table-cell office:value-type="float" office:value="18036" table:style-name="ce2">
            <text:p>18036</text:p>
          </table:table-cell>
          <table:table-cell office:value-type="float" office:value="11560" table:style-name="ce2">
            <text:p>11560</text:p>
          </table:table-cell>
          <table:table-cell office:value-type="string" table:style-name="ce1">
            <text:p>Zemgale</text:p>
          </table:table-cell>
          <table:table-cell table:number-columns-repeated="16377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1">
            <text:p>POLITISKĀ PARTIJA IZAUGSME</text:p>
          </table:table-cell>
          <table:table-cell office:value-type="float" office:value="229" table:style-name="ce2">
            <text:p>229</text:p>
          </table:table-cell>
          <table:table-cell office:value-type="percentage" office:value="1.8E-3" table:style-name="ce3">
            <text:p>0.18%</text:p>
          </table:table-cell>
          <table:table-cell office:value-type="float" office:value="118" table:style-name="ce2">
            <text:p>118</text:p>
          </table:table-cell>
          <table:table-cell office:value-type="float" office:value="111" table:style-name="ce2">
            <text:p>111</text:p>
          </table:table-cell>
          <table:table-cell office:value-type="string" table:style-name="ce1">
            <text:p>Zemgale</text:p>
          </table:table-cell>
          <table:table-cell table:number-columns-repeated="16377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1">
            <text:p>Partija Vienoti Latvijai</text:p>
          </table:table-cell>
          <table:table-cell office:value-type="float" office:value="1519" table:style-name="ce2">
            <text:p>1519</text:p>
          </table:table-cell>
          <table:table-cell office:value-type="percentage" office:value="1.1900000000000001E-2" table:style-name="ce3">
            <text:p>1.19%</text:p>
          </table:table-cell>
          <table:table-cell office:value-type="float" office:value="1004" table:style-name="ce2">
            <text:p>1004</text:p>
          </table:table-cell>
          <table:table-cell office:value-type="float" office:value="515" table:style-name="ce2">
            <text:p>515</text:p>
          </table:table-cell>
          <table:table-cell office:value-type="string" table:style-name="ce1">
            <text:p>Zemgale</text:p>
          </table:table-cell>
          <table:table-cell table:number-columns-repeated="16377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1">
            <text:p>Nacionālā apvienība Visu Latvijai!-Tēvzemei un Brīvībai/LNNK</text:p>
          </table:table-cell>
          <table:table-cell office:value-type="float" office:value="24219" table:style-name="ce2">
            <text:p>24219</text:p>
          </table:table-cell>
          <table:table-cell office:value-type="percentage" office:value="0.19009999999999999" table:style-name="ce3">
            <text:p>19.01%</text:p>
          </table:table-cell>
          <table:table-cell office:value-type="float" office:value="15246" table:style-name="ce2">
            <text:p>15246</text:p>
          </table:table-cell>
          <table:table-cell office:value-type="float" office:value="8973" table:style-name="ce2">
            <text:p>8973</text:p>
          </table:table-cell>
          <table:table-cell office:value-type="string" table:style-name="ce1">
            <text:p>Zemgale</text:p>
          </table:table-cell>
          <table:table-cell table:number-columns-repeated="16377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1">
            <text:p>Latvijas Reģionu Apvienība</text:p>
          </table:table-cell>
          <table:table-cell office:value-type="float" office:value="6775" table:style-name="ce2">
            <text:p>6775</text:p>
          </table:table-cell>
          <table:table-cell office:value-type="percentage" office:value="5.3199999999999997E-2" table:style-name="ce3">
            <text:p>5.32%</text:p>
          </table:table-cell>
          <table:table-cell office:value-type="float" office:value="3806" table:style-name="ce2">
            <text:p>3806</text:p>
          </table:table-cell>
          <table:table-cell office:value-type="float" office:value="2969" table:style-name="ce2">
            <text:p>2969</text:p>
          </table:table-cell>
          <table:table-cell office:value-type="string" table:style-name="ce1">
            <text:p>Zemgale</text:p>
          </table:table-cell>
          <table:table-cell table:number-columns-repeated="16377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1">
            <text:p>Jaunā konservatīvā partija</text:p>
          </table:table-cell>
          <table:table-cell office:value-type="float" office:value="909" table:style-name="ce2">
            <text:p>909</text:p>
          </table:table-cell>
          <table:table-cell office:value-type="percentage" office:value="7.1000000000000004E-3" table:style-name="ce3">
            <text:p>0.71%</text:p>
          </table:table-cell>
          <table:table-cell office:value-type="float" office:value="533" table:style-name="ce2">
            <text:p>533</text:p>
          </table:table-cell>
          <table:table-cell office:value-type="float" office:value="376" table:style-name="ce2">
            <text:p>376</text:p>
          </table:table-cell>
          <table:table-cell office:value-type="string" table:style-name="ce1">
            <text:p>Zemgale</text:p>
          </table:table-cell>
          <table:table-cell table:number-columns-repeated="16377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1">
            <text:p>Latvijas Krievu savienība</text:p>
          </table:table-cell>
          <table:table-cell office:value-type="float" office:value="1912" table:style-name="ce2">
            <text:p>1912</text:p>
          </table:table-cell>
          <table:table-cell office:value-type="percentage" office:value="1.4999999999999999E-2" table:style-name="ce3">
            <text:p>1.50%</text:p>
          </table:table-cell>
          <table:table-cell office:value-type="float" office:value="1283" table:style-name="ce2">
            <text:p>1283</text:p>
          </table:table-cell>
          <table:table-cell office:value-type="float" office:value="629" table:style-name="ce2">
            <text:p>629</text:p>
          </table:table-cell>
          <table:table-cell office:value-type="string" table:style-name="ce1">
            <text:p>Zemgale</text:p>
          </table:table-cell>
          <table:table-cell table:number-columns-repeated="16377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string" table:style-name="ce1">
            <text:p>Saskaņa sociāldemokrātiskā partija</text:p>
          </table:table-cell>
          <table:table-cell office:value-type="float" office:value="14411" table:style-name="ce2">
            <text:p>14411</text:p>
          </table:table-cell>
          <table:table-cell office:value-type="percentage" office:value="0.11310000000000001" table:style-name="ce3">
            <text:p>11.31%</text:p>
          </table:table-cell>
          <table:table-cell office:value-type="float" office:value="7446" table:style-name="ce2">
            <text:p>7446</text:p>
          </table:table-cell>
          <table:table-cell office:value-type="float" office:value="6965" table:style-name="ce2">
            <text:p>6965</text:p>
          </table:table-cell>
          <table:table-cell office:value-type="string" table:style-name="ce1">
            <text:p>Zemgale</text:p>
          </table:table-cell>
          <table:table-cell table:number-columns-repeated="16377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string" table:style-name="ce1">
            <text:p>Zaļo un Zemnieku savienība</text:p>
          </table:table-cell>
          <table:table-cell office:value-type="float" office:value="35738" table:style-name="ce2">
            <text:p>35738</text:p>
          </table:table-cell>
          <table:table-cell office:value-type="percentage" office:value="0.28060000000000002" table:style-name="ce3">
            <text:p>28.06%</text:p>
          </table:table-cell>
          <table:table-cell office:value-type="float" office:value="20158" table:style-name="ce2">
            <text:p>20158</text:p>
          </table:table-cell>
          <table:table-cell office:value-type="float" office:value="15580" table:style-name="ce2">
            <text:p>15580</text:p>
          </table:table-cell>
          <table:table-cell office:value-type="string" table:style-name="ce1">
            <text:p>Zemgale</text:p>
          </table:table-cell>
          <table:table-cell table:number-columns-repeated="16377"/>
        </table:table-row>
        <table:table-row table:style-name="ro3">
          <table:table-cell office:value-type="float" office:value="13" table:style-name="ce2">
            <text:p>13</text:p>
          </table:table-cell>
          <table:table-cell office:value-type="string" table:style-name="ce1">
            <text:p>No sirds Latvijai</text:p>
          </table:table-cell>
          <table:table-cell office:value-type="float" office:value="9306" table:style-name="ce2">
            <text:p>9306</text:p>
          </table:table-cell>
          <table:table-cell office:value-type="percentage" office:value="7.3099999999999998E-2" table:style-name="ce3">
            <text:p>7.31%</text:p>
          </table:table-cell>
          <table:table-cell office:value-type="float" office:value="3071" table:style-name="ce2">
            <text:p>3071</text:p>
          </table:table-cell>
          <table:table-cell office:value-type="float" office:value="6235" table:style-name="ce2">
            <text:p>6235</text:p>
          </table:table-cell>
          <table:table-cell office:value-type="string" table:style-name="ce1">
            <text:p>Zemgale</text:p>
          </table:table-cell>
          <table:table-cell table:number-columns-repeated="16377"/>
        </table:table-row>
        <table:table-row table:number-rows-repeated="1048510" table:style-name="ro4">
          <table:table-cell table:number-columns-repeated="16384"/>
        </table:table-row>
      </table:table>
      <table:table table:name="Sheet2" table:style-name="ta2">
        <table:table-column table:style-name="co7" table:number-columns-repeated="16384" table:default-cell-style-name="ce1"/>
        <table:table-row table:number-rows-repeated="1048576" table:style-name="ro4">
          <table:table-cell table:number-columns-repeated="16384"/>
        </table:table-row>
      </table:table>
      <table:table table:name="Sheet3" table:style-name="ta2">
        <table:table-column table:style-name="co7" table:number-columns-repeated="16384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Open Sans" svg:font-family="&quot;Open Sans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psitis, Kalvis</meta:initial-creator>
    <dc:creator>Apsitis, Kalvis</dc:creator>
    <meta:creation-date>2014-10-05T08:27:20Z</meta:creation-date>
    <dc:date>2014-10-05T11:16:17Z</dc:date>
  </office:meta>
</office:document-meta>
</file>